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2025-01-16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2024-02-14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2023-02-08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2021-12-06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2020-12-15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2020-01-24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2019-02-11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2018-01-12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2017-01-03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2016-01-25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2015-02-06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2014-01-09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2013-01-29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2011-12-08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2010-12-21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2010-01-12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2008-12-17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2008-01-23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2006-12-20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2005-12-20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2005-01-04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2004-01-15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2003-01-03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2002-01-09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2001-02-22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2000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99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98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97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96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95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94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93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92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91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90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8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88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87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86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85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84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8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83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82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82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81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80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80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79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79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78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77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77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76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76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76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76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76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75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75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74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9904" calcext:value-type="float">
            <text:p>47.9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74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73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7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72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6312" calcext:value-type="float">
            <text:p>52.0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71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70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67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66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65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63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62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7632" calcext:value-type="float">
            <text:p>43.5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61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61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59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58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55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53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5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43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43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43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03095052601</text:p>
          </table:table-cell>
          <table:table-cell office:value-type="string" calcext:value-type="string">
            <text:p>1942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